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1.6cm" svg:y="1.15cm">
          <draw:text-box>
            <text:p><text:span text:style-name="T1">f[i]</text:span></text:p>
          </draw:text-box>
        </draw:frame>
        <draw:frame draw:style-name="gr1" draw:text-style-name="P2" draw:layer="layout" svg:width="1cm" svg:height="1.65cm" svg:x="16.4cm" svg:y="7.3cm">
          <draw:text-box>
            <text:p><text:span text:style-name="T1">i</text:span></text:p>
          </draw:text-box>
        </draw:frame>
        <draw:frame draw:style-name="gr2" draw:text-style-name="P3" draw:layer="layout" svg:width="14.889cm" svg:height="8.375cm" svg:x="1.311cm" svg:y="2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0-11-11T19:16:02.701908355</dc:date>
    <meta:editing-duration>PT23M22S</meta:editing-duration>
    <meta:editing-cycles>23</meta:editing-cycles>
    <meta:generator>LibreOffice/6.4.6.2$Linux_X86_64 LibreOffice_project/4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9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6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89cm" svg:height="8.376cm" xlink:href="." xlink:type="simple" chart:class="chart:scatter" chart:style-name="ch1">
        <chart:plot-area chart:style-name="ch2" chart:data-source-has-labels="both" svg:x="0.297cm" svg:y="0.167cm" svg:width="14.296cm" svg:height="8.042cm">
          <chartooo:coordinate-region svg:x="0.839cm" svg:y="0.343cm" svg:width="13.754cm" svg:height="7.643cm"/>
          <chart:axis chart:dimension="x" chart:name="primary-x" chart:style-name="ch3" chartooo:axis-type="auto">
            <chart:categories table:cell-range-address="local-table.$A$2:.$A$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1" chart:label-cell-address="local-table.$C$1" chart:class="chart:scatter">
            <chart:domain table:cell-range-address="local-table.$B$2:.$B$21"/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33302252754526">
                <text:p>2.333022527545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20581924104237">
                <text:p>4.205819241042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03024873645742">
                <text:p>3.030248736457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30909494954952">
                <text:p>0.4309094949549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33302252754526">
                <text:p>2.333022527545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.20581924104237">
                <text:p>4.20581924104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03024873645742">
                <text:p>3.03024873645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430909494954953">
                <text:p>0.4309094949549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.33302252754526">
                <text:p>2.333022527545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20581924104237">
                <text:p>4.205819241042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03024873645742">
                <text:p>3.030248736457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430909494954954">
                <text:p>0.4309094949549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.33302252754526">
                <text:p>2.333022527545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.20581924104239">
                <text:p>4.2058192410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03024873645742">
                <text:p>3.030248736457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30909494954946">
                <text:p>0.4309094949549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